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707cm" fo:min-width="0.457cm"/>
    </style:style>
    <style:style style:name="gr2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длинный_20_штрих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7cm" fo:min-width="0.224cm"/>
    </style:style>
    <style:style style:name="gr8" style:family="graphic" style:parent-style-name="objectwithoutfill">
      <style:graphic-properties draw:marker-start="Small_20_Arrow" draw:marker-end="Small_20_Arrow" draw:fill="none" draw:textarea-vertical-align="middle"/>
    </style:style>
    <style:style style:name="gr9" style:family="graphic" style:parent-style-name="standard">
      <style:graphic-properties draw:stroke="none" draw:fill="none" fo:min-height="0.6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1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176cm"/>
    </style:style>
    <style:style style:name="gr12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style:font-name="Bitstream Char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8" style:family="paragraph">
      <style:text-properties style:font-name="Bitstream Charter" fo:font-size="10pt"/>
    </style:style>
    <style:style style:name="P9" style:family="paragraph">
      <loext:graphic-properties draw:fill="none"/>
      <style:text-properties style:font-name="Bitstream Charter" fo:font-size="10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57cm" svg:height="0.957cm" svg:x="1.092cm" svg:y="4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7cm" svg:height="0.957cm" svg:x="2.241cm" svg:y="4.7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92cm" svg:y1="4.781cm" svg:x2="2.049cm" svg:y2="4.781cm">
          <text:p/>
        </draw:line>
        <draw:line draw:style-name="gr3" draw:text-style-name="P2" draw:layer="layout" svg:x1="2.049cm" svg:y1="5.738cm" svg:x2="2.049cm" svg:y2="4.781cm">
          <text:p/>
        </draw:line>
        <draw:line draw:style-name="gr3" draw:text-style-name="P2" draw:layer="layout" svg:x1="1.092cm" svg:y1="5.738cm" svg:x2="2.049cm" svg:y2="5.738cm">
          <text:p/>
        </draw:line>
        <draw:line draw:style-name="gr3" draw:text-style-name="P2" draw:layer="layout" svg:x1="3.198cm" svg:y1="4.781cm" svg:x2="2.241cm" svg:y2="4.781cm">
          <text:p/>
        </draw:line>
        <draw:line draw:style-name="gr3" draw:text-style-name="P2" draw:layer="layout" svg:x1="2.241cm" svg:y1="5.738cm" svg:x2="2.241cm" svg:y2="4.781cm">
          <text:p/>
        </draw:line>
        <draw:line draw:style-name="gr3" draw:text-style-name="P2" draw:layer="layout" svg:x1="3.198cm" svg:y1="5.738cm" svg:x2="2.241cm" svg:y2="5.738cm">
          <text:p/>
        </draw:line>
        <draw:line draw:style-name="gr3" draw:text-style-name="P2" draw:layer="layout" svg:x1="2.145cm" svg:y1="5.834cm" svg:x2="2.145cm" svg:y2="3.345cm">
          <text:p/>
        </draw:line>
        <draw:line draw:style-name="gr3" draw:text-style-name="P2" draw:layer="layout" svg:x1="1.858cm" svg:y1="5.834cm" svg:x2="2.432cm" svg:y2="5.834cm">
          <text:p/>
        </draw:line>
        <draw:line draw:style-name="gr3" draw:text-style-name="P2" draw:layer="layout" svg:x1="1.858cm" svg:y1="4.685cm" svg:x2="2.432cm" svg:y2="4.685cm">
          <text:p/>
        </draw:line>
        <draw:line draw:style-name="gr2" draw:text-style-name="P2" draw:layer="layout" svg:x1="2.145cm" svg:y1="3.345cm" svg:x2="3.581cm" svg:y2="2.292cm">
          <text:p/>
        </draw:line>
        <draw:line draw:style-name="gr3" draw:text-style-name="P2" draw:layer="layout" svg:x1="3.581cm" svg:y1="2.292cm" svg:x2="5.209cm" svg:y2="1.909cm">
          <text:p/>
        </draw:line>
        <draw:custom-shape draw:style-name="gr4" draw:text-style-name="P3" draw:layer="layout" svg:width="0.096cm" svg:height="0.096cm" svg:x="5.659cm" svg:y="1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467cm" svg:y1="1.765cm" svg:x2="5.946cm" svg:y2="1.669cm">
          <text:p/>
        </draw:line>
        <draw:line draw:style-name="gr3" draw:text-style-name="P2" draw:layer="layout" svg:x1="5.496cm" svg:y1="1.909cm" svg:x2="5.975cm" svg:y2="1.813cm">
          <text:p/>
        </draw:line>
        <draw:path draw:style-name="gr3" draw:text-style-name="P2" draw:layer="layout" svg:width="0.277cm" svg:height="0.214cm" draw:transform="skewX (0.214500965070103) rotate (1.2320279189828) translate (5.20889443454149cm 1.9085890275302cm)" svg:viewBox="0 0 278 215" svg:d="M0 0c279 0 247 17 247 17l31 198">
          <text:p/>
        </draw:path>
        <draw:path draw:style-name="gr3" draw:text-style-name="P2" draw:layer="layout" svg:width="0.251cm" svg:height="0.192cm" draw:transform="rotate (-0.618021088131193) translate (5.31366044865211cm 1.75487901956651cm)" svg:viewBox="0 0 252 193" svg:d="M0 188c228 0 232 5 232 5l20-193">
          <text:p/>
        </draw:path>
        <draw:line draw:style-name="gr5" draw:text-style-name="P2" draw:layer="layout" svg:x1="2.145cm" svg:y1="3.988cm" svg:x2="2.151cm" svg:y2="1.499cm">
          <text:p/>
        </draw:line>
        <draw:line draw:style-name="gr5" draw:text-style-name="P2" draw:layer="layout" svg:x1="2.148cm" svg:y1="3.349cm" svg:x2="5.315cm" svg:y2="1cm">
          <text:p/>
        </draw:line>
        <draw:custom-shape draw:style-name="gr4" draw:text-style-name="P3" draw:layer="layout" svg:width="0.096cm" svg:height="0.095cm" svg:x="3.534cm" svg:y="2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2.099cm" svg:y="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09cm" svg:height="0.683cm" svg:x="1.614cm" svg:y="2.968cm">
          <draw:text-box>
            <text:p text:style-name="P4"><text:span text:style-name="T1">B</text:span></text:p>
          </draw:text-box>
        </draw:frame>
        <draw:frame draw:style-name="gr7" draw:text-style-name="P6" draw:layer="layout" svg:width="0.724cm" svg:height="0.683cm" svg:x="3.165cm" svg:y="1.735cm">
          <draw:text-box>
            <text:p text:style-name="P4"><text:span text:style-name="T2">C</text:span></text:p>
          </draw:text-box>
        </draw:frame>
        <draw:path draw:style-name="gr8" draw:text-style-name="P2" draw:layer="layout" svg:width="0.928cm" svg:height="0.536cm" draw:transform="rotate (-0.139800873084746) translate (2.14935579161975cm 2.05034685629936cm)" svg:viewBox="0 0 929 537" svg:d="M0 16c568-126 929 521 929 521">
          <text:p/>
        </draw:path>
        <draw:frame draw:style-name="gr9" draw:text-style-name="P7" draw:layer="layout" svg:width="1.324cm" svg:height="0.922cm" svg:x="2.166cm" svg:y="2.028cm">
          <draw:text-box>
            <text:p text:style-name="P4"><text:span text:style-name="T3">θ</text:span><text:span text:style-name="T4">1</text:span></text:p>
          </draw:text-box>
        </draw:frame>
        <draw:path draw:style-name="gr8" draw:text-style-name="P2" draw:layer="layout" svg:width="0.519cm" svg:height="0.288cm" draw:transform="skewX (-0.00349065850398862) rotate (-0.74193946502279) translate (4.7952922733153cm 1.39541102360736cm)" svg:viewBox="0 0 520 289" svg:d="M0 0c333-1 520 289 520 289">
          <text:p/>
        </draw:path>
        <draw:frame draw:style-name="gr9" draw:text-style-name="P9" draw:layer="layout" svg:width="1.324cm" svg:height="0.922cm" svg:x="4.279cm" svg:y="1.392cm">
          <draw:text-box>
            <text:p text:style-name="P8"><text:span text:style-name="T5">θ</text:span><text:span text:style-name="T4">2</text:span></text:p>
          </draw:text-box>
        </draw:frame>
        <draw:frame draw:style-name="gr10" draw:text-style-name="P10" draw:layer="layout" svg:width="0.74cm" svg:height="0.949cm" svg:x="4.1cm" svg:y="1.946cm">
          <draw:text-box>
            <text:p text:style-name="P4"><text:span text:style-name="T3">l</text:span><text:span text:style-name="T4">2</text:span></text:p>
          </draw:text-box>
        </draw:frame>
        <draw:frame draw:style-name="gr11" draw:text-style-name="P10" draw:layer="layout" svg:width="0.74cm" svg:height="0.95cm" svg:x="2.649cm" svg:y="2.608cm">
          <draw:text-box>
            <text:p text:style-name="P4"><text:span text:style-name="T3">l</text:span><text:span text:style-name="T4">1</text:span></text:p>
          </draw:text-box>
        </draw:frame>
        <draw:path draw:style-name="gr12" draw:text-style-name="P2" draw:layer="layout" svg:width="1.001cm" svg:height="0.369cm" draw:transform="skewX (0.00506145483078358) rotate (-0.49881510021998) translate (1.80277162580405cm 3.70333527154816cm)" svg:viewBox="0 0 1002 370" svg:d="M0 365c572 51 1002-365 1002-365">
          <text:p/>
        </draw:path>
        <draw:frame draw:style-name="gr9" draw:text-style-name="P7" draw:layer="layout" svg:width="0.874cm" svg:height="0.922cm" svg:x="2.042cm" svg:y="3.534cm">
          <draw:text-box>
            <text:p text:style-name="P4"><text:span text:style-name="T3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длинный_20_штрих" draw:display-name="длинный штрих" draw:style="rect" draw:dots2="1" draw:dots2-length="1cm" draw:distance="0.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0:35:34.370394913</meta:creation-date>
    <dc:date>2017-06-14T10:45:03.145226287</dc:date>
    <meta:editing-duration>PT20M45S</meta:editing-duration>
    <meta:editing-cycles>6</meta:editing-cycles>
    <meta:generator>LibreOffice/5.1.6.2$Linux_X86_64 LibreOffice_project/10m0$Build-2</meta:generator>
    <meta:document-statistic meta:object-count="32"/>
  </office:meta>
</office:document-meta>
</file>